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6D0000249100001504061E3F60.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1"/>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Standard">
      <style:paragraph-properties fo:margin-top="0in" fo:margin-bottom="0.0972in" fo:line-height="100%" fo:text-align="justify" style:justify-single-word="false" fo:orphans="2" fo:widows="2" fo:padding="0in" fo:border="none"/>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body-code">
      <style:paragraph-properties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Heading_20_2">
      <style:paragraph-properties fo:margin-top="0in" fo:margin-bottom="0.0972in" fo:orphans="2" fo:widows="2"/>
    </style:style>
    <style:style style:name="P12" style:family="paragraph" style:parent-style-name="Heading_20_3">
      <style:paragraph-properties fo:margin-top="0.0417in" fo:margin-bottom="0.0693in" fo:orphans="2" fo:widows="2"/>
    </style:style>
    <style:style style:name="P13" style:family="paragraph" style:parent-style-name="sectionheading">
      <style:paragraph-properties fo:margin-top="0.0417in" fo:margin-bottom="0.0555in" fo:orphans="2" fo:widows="2"/>
    </style:style>
    <style:style style:name="P14" style:family="paragraph" style:parent-style-name="sectionheading">
      <style:paragraph-properties fo:margin-top="0.028in" fo:margin-bottom="0.0555in" fo:orphans="2" fo:widows="2"/>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2in" svg:y="0in">
        <draw:image xlink:href="Pictures/20000007000025F9000000C9F0140E06.wmf" xlink:type="simple" xlink:show="embed" xlink:actuate="onLoad">
          <text:p/>
        </draw:image>
      </draw:frame>
      <draw:frame text:anchor-type="page" text:anchor-page-number="1" draw:z-index="2" draw:name="Picture 6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5" draw:name="Picture 6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6" draw:name="Picture 69"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7" draw:name="Picture 70"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1" draw:name="Picture 71"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2" draw:name="Picture 72"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3" draw:name="Picture 73"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4" draw:name="Picture 74"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5" draw:name="Picture 75"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6" draw:name="Picture 76"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7" draw:name="Picture 7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8" draw:name="Picture 7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9" draw:name="Picture 79" draw:style-name="gr2" draw:text-style-name="P15" svg:width="2.7913in" svg:height="0.135in" svg:x="-2in" svg:y="0in">
        <draw:image xlink:href="Pictures/2000000700000FB5000000C94FDA4EAC.wmf" xlink:type="simple" xlink:show="embed" xlink:actuate="onLoad">
          <text:p/>
        </draw:image>
      </draw:frame>
      <text:h text:style-name="P10" text:outline-level="1">Transactions and Connections</text:h>
      <text:p text:style-name="P6"><text:bookmark text:name="_GoBack"/><draw:frame draw:style-name="fr2" draw:name="graphics1" text:anchor-type="as-char" svg:width="6.5in" svg:height="0.1346in" draw:z-index="22"><draw:image xlink:href="Pictures/20000007000025F9000000C9F0140E06.wmf" xlink:type="simple" xlink:show="embed" xlink:actuate="onLoad"/></draw:frame></text:p>
      <text:p text:style-name="P1">This chapter describes the interactions among JDO instances, JDO Persistence Managers, datastore transactions, and datastore connections.</text:p>
      <text:p text:style-name="P7"><draw:frame draw:style-name="fr2" draw:name="1" text:anchor-type="as-char" svg:width="2.7917in" svg:height="0.1346in" draw:z-index="8"><draw:image xlink:href="Pictures/2000000700000FB5000000C94FDA4EAC.wmf" xlink:type="simple" xlink:show="embed" xlink:actuate="onLoad"/></draw:frame></text:p>
      <text:h text:style-name="P11" text:outline-level="2">Overview</text:h>
      <text:p text:style-name="P1">Operations on persistent JDO instances at the user’s choice might be performed in the context of a transaction. That is, the view of data in the datastore is transactionally consistent, according to the standard definition of ACID transactions:</text:p>
      <text:p text:style-name="P4">•<text:tab/>atomic --within a transaction, changes to values in JDO instances are all executed or none is executed</text:p>
      <text:p text:style-name="P4">•<text:tab/>consistent -- changes to values in JDO instances are consistent with changes to other values in the same JDO instance</text:p>
      <text:p text:style-name="P4">•<text:tab/>isolated -- changes to values in JDO instances are isolated from changes to the same JDO instances in different transactions</text:p>
      <text:p text:style-name="P4">•<text:tab/>durable -- changes to values in JDO instances survive the end of the VM in which the changes were made</text:p>
      <text:p text:style-name="P7"><draw:frame draw:style-name="fr2" draw:name="2" text:anchor-type="as-char" svg:width="2.7917in" svg:height="0.1346in" draw:z-index="9"><draw:image xlink:href="Pictures/2000000700000FB5000000C94FDA4EAC.wmf" xlink:type="simple" xlink:show="embed" xlink:actuate="onLoad"/></draw:frame></text:p>
      <text:h text:style-name="P11" text:outline-level="2">Goals</text:h>
      <text:p text:style-name="P1">The JDO transaction and connection contracts have the following goals.</text:p>
      <text:p text:style-name="P4">•<text:tab/>JDO implementations might span a range of small, embedded systems to large, enterprise systems</text:p>
      <text:p text:style-name="P4">•<text:tab/>Transaction management might be entirely hidden from class developers and application components, or might be explicitly exposed to class and application component developers.</text:p>
      <text:p text:style-name="P7"><draw:frame draw:style-name="fr2" draw:name="3" text:anchor-type="as-char" svg:width="2.7917in" svg:height="0.1346in" draw:z-index="10"><draw:image xlink:href="Pictures/2000000700000FB5000000C94FDA4EAC.wmf" xlink:type="simple" xlink:show="embed" xlink:actuate="onLoad"/></draw:frame></text:p>
      <text:h text:style-name="P11" text:outline-level="2">Architecture: PersistenceManager, Transactions, and Connections</text:h>
      <text:p text:style-name="P1">An instance of an object supporting the <text:span text:style-name="T1">PersistenceManager</text:span> interface represents a single user’s view of persistent data, including cached persistent instances across multiple serial datastore transactions. </text:p>
      <text:p text:style-name="P1"><text:soft-page-break/>There is a one-to-one relationship between the <text:span text:style-name="T1">PersistenceManager</text:span> and the <text:span text:style-name="T1">Transaction</text:span>. The <text:span text:style-name="T1">Transaction</text:span> interface is isolated because of separation of concerns. The methods could have been added to the <text:span text:style-name="T1">PersistenceManager</text:span> interface.</text:p>
      <text:p text:style-name="P1">The <text:span text:style-name="T1">javax.jdo.Transaction</text:span> interface provides for management of transaction options and, in the non-managed environment, for transaction completion. It is similar in functionality to <text:span text:style-name="T1">javax.transaction.UserTransaction</text:span>. That is, it contains begin, commit, and rollback methods used to delimit transactions.</text:p>
      <text:h text:style-name="P13" text:outline-level="4"><text:bookmark text:name="X-10621548"/><text:tab/><text:tab/>Connection Management Scenarios</text:h>
      <text:p text:style-name="P4">•<text:tab/>single connection: In the simplest case, the PersistenceManager directly connects to the datastore and manages transactional data. In this case, there is no reason to expose any Connection properties other than those needed to identify the user and the data source. During transaction processing, the Connection will be used to satisfy data read, write, and transaction completion requests from the <text:span text:style-name="T1">PersistenceManager</text:span>. </text:p>
      <text:p text:style-name="P4">•<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4">•<text:tab/>distributed transactions: An even more complex case is where the <text:span text:style-name="T1">PersistenceManager</text:span> instances need to use connections that are involved in distributed transactions. This case requires coordination with a Transaction Manager, and exposure of the <text:span text:style-name="T1">XAResource</text:span> from the datastore Connection. JDO does not specify how the application coordinates transactions among the <text:span text:style-name="T1">PersistenceManager</text:span> and the Transaction Manager.</text:p>
      <text:p text:style-name="P4">•<text:tab/>managed connections: The last case to consider is the managed environment, where the PersistenceManagerFactory uses a datastore Connection whose transaction completion is managed by the application server. This case requires the datastore Connection to implement the J2EE Connector Architecture and the PersistenceManager to use the architected interfaces to obtain a reference to a Connection.</text:p>
      <text:p text:style-name="P1">The interface between the JDO implementation and the Connection component is not specified by JDO. In the non-managed environment, transaction completion is handled by the Connection managed internally by the Transaction. In the managed environment, transaction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3" text:outline-level="4"><text:tab/><text:tab/>Native Connection Management</text:h>
      <text:p text:style-name="P1">If the JDO implementation supplies its own resource adapter implementation, this is termed native connection management. For use in a managed environment, the association between <text:soft-page-break/><text:span text:style-name="T1">Transaction</text:span> and Connection must be established using the J2EE Connector Architecture [see Appendix A, reference 4]. This is done by the JDO implementation implementing the <text:span text:style-name="T1">javax.resource.ManagedConnectionFactory</text:span> interface.</text:p>
      <text:p text:style-name="P1">When used in a non-managed environment, with non-distributed transaction management (local transactions) the application can use the <text:span text:style-name="T1">PersistenceManagerFactory</text:span>. But if distributed transaction management is required, the application needs to supply an implementation of <text:span text:style-name="T1">javax.resource.ManagedConnectionFactory</text:span> interface. This interface provides the infrastructure to enlist the <text:span text:style-name="T1">XAResource</text:span> with the Transaction Manager used in the application.</text:p>
      <text:h text:style-name="P13" text:outline-level="4"><text:tab/><text:tab/>Non-native Connection Management</text:h>
      <text:p text:style-name="P1">If the JDO implementation uses a third party Connection interface, then it can be used in a managed environment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1">In the non-managed case, non-distributed transaction management can use the <text:span text:style-name="T1">PersistenceManagerFactory</text:span>, as above. But if distributed transaction management is required, the application needs to supply an implementation of<text:span text:style-name="T1"> javax.resource.ConnectionManager</text:span> interface to be used with the application’s implementation of the Connection management.</text:p>
      <text:h text:style-name="P13" text:outline-level="4"><text:bookmark text:name="X-10601769"/><text:tab/><text:tab/>Optimistic Transactions</text:h>
      <text:p text:style-name="P1">There are two types of transaction management strategies supported by JDO: “datastore transaction management”; and “optimistic transaction management”.</text:p>
      <text:p text:style-name="P1">With datastore transaction management, all operations performed by the application on persistent data are done using a datastore transaction. This means that between the first data access until the commit, there is an active datastore transaction.</text:p>
      <text:p text:style-name="P1">With optimistic transaction management, operations performed by the application on persistent data outside a transaction or before commit are done using a short local datastore transaction. During flush, a datastore transaction is used for the update operations, verifying that the proposed changes do not conflict with a parallel update by a different transaction.</text:p>
      <text:p text:style-name="P1">Optimistic transaction management is specified by the <text:span text:style-name="T1">Optimistic</text:span> setting on <text:span text:style-name="T1">Transaction</text:span>.</text:p>
      <text:p text:style-name="P8"><text:soft-page-break/><draw:frame draw:style-name="fr2" draw:name="4" text:anchor-type="as-char" svg:width="6.5in" svg:height="0.1346in" draw:z-index="1"><draw:image xlink:href="Pictures/20000007000025F9000000C9F0140E06.wmf" xlink:type="simple" xlink:show="embed" xlink:actuate="onLoad"/></draw:frame><text:span text:style-name="T3"><text:tab/>Figure 16.0<text:tab/>Transactions and Connections</text:span></text:p>
      <text:p text:style-name="P7"><draw:frame draw:style-name="fr1" draw:name="Frame1" text:anchor-type="paragraph" svg:x="-0.0008in" svg:y="-0.0008in" fo:min-width="0.0161in" draw:z-index="20"><draw:text-box fo:min-height="0.0161in"><text:p text:style-name="P5"><draw:frame draw:style-name="fr2" draw:name="5" text:anchor-type="as-char" svg:width="6.5in" svg:height="3.7398in" draw:z-index="21"><draw:image xlink:href="Pictures/2000006D0000249100001504061E3F60.wmf" xlink:type="simple" xlink:show="embed" xlink:actuate="onLoad"/></draw:frame></text:p></draw:text-box></draw:frame><draw:frame draw:style-name="fr2" draw:name="6" text:anchor-type="as-char" svg:width="2.7917in" svg:height="0.1346in" draw:z-index="3"><draw:image xlink:href="Pictures/2000000700000FB5000000C94FDA4EAC.wmf" xlink:type="simple" xlink:show="embed" xlink:actuate="onLoad"/></draw:frame></text:p>
      <text:h text:style-name="P11" text:outline-level="2"><text:bookmark text:name="R-1057216"/>Interface Transaction</text:h>
      <text:p text:style-name="P2">package javax.jdo;</text:p>
      <text:p text:style-name="P2">public interface Transaction {</text:p>
      <text:h text:style-name="P12" text:outline-level="3">PersistenceManager</text:h>
      <text:p text:style-name="P2">PersistenceManager getPersistenceManager ();</text:p>
      <text:p text:style-name="P1"><text:span text:style-name="Assertion">A13.4.1-1 [</text:span>This method returns the <text:span text:style-name="T1">PersistenceManager</text:span> associated with this <text:span text:style-name="T1">Transaction</text:span> instance.<text:span text:style-name="Assertion">]</text:span></text:p>
      <text:p text:style-name="P2">boolean isActive ();</text:p>
      <text:p text:style-name="P1"><text:span text:style-name="Assertion">A13.4.1-2 [</text:span>This method tells whether there is an active transaction. The transaction might be either a local transaction or a distributed transaction. If the transaction is local, then a return value of <text:span text:style-name="T1">true</text:span> means that the <text:span text:style-name="T1">begin</text:span> method was executed and neither <text:span text:style-name="T1">commit</text:span> nor <text:span text:style-name="T1">rollback</text:span> has been executed.<text:span text:style-name="Assertion">]</text:span> If the transaction is managed by <text:span text:style-name="T1">XAResource</text:span> with a <text:span text:style-name="T1">TransactionManager</text:span>, then this method indicates whether there is a distributed transaction active. </text:p>
      <text:p text:style-name="P1"><text:soft-page-break/><text:span text:style-name="Assertion">A13.4.1-3 [</text:span>This method returns <text:span text:style-name="T1">true</text:span> after the transaction has been started, until before the <text:span text:style-name="T1">afterCompletion</text:span> synchronization method is called.<text:span text:style-name="Assertion">]</text:span> The method returns <text:span text:style-name="T1">false</text:span> during <text:span text:style-name="T1">afterCompletion</text:span>.</text:p>
      <text:h text:style-name="P12" text:outline-level="3">Transaction options</text:h>
      <text:p text:style-name="P1">Transaction options are valid for both managed and non-managed environments. Flags are durable until changed explicitly by <text:span text:style-name="T1">set</text:span> methods. They are not changed by transaction demarcation methods.</text:p>
      <text:p text:style-name="P1"><text:span text:style-name="Assertion">A13.4.2-1, A13.4.2-2, A13.4.2-3, A13.4.2-4, A13.4.2-19[</text:span>If any of the <text:span text:style-name="T1">set</text:span> methods is called during commit or rollback processing (within the <text:span text:style-name="T1">beforeCompletion</text:span> synchronization method), a <text:span text:style-name="T1">JDOUserException</text:span> is thrown.<text:span text:style-name="Assertion">]</text:span> These methods can be called during <text:span text:style-name="T1">afterCompletion</text:span> processing.</text:p>
      <text:p text:style-name="P1"><text:span text:style-name="Assertion">A13.4.2-5, A13.4.2-6, A13.4.2-7, A13.4.2-8, A13.4.2-20[</text:span>If an implementation does not support the option, then an attempt to set the flag to an unsupported value will throw <text:span text:style-name="T1">JDOUnsupportedOptionException</text:span>.<text:span text:style-name="Assertion">]</text:span></text:p>
      <text:h text:style-name="P13" text:outline-level="4"><text:tab/><text:tab/>Nontransactional access to persistent values</text:h>
      <text:p text:style-name="P9">boolean getNontransactionalRead ();</text:p>
      <text:p text:style-name="P9">void setNontransactionalRead (boolean flag);</text:p>
      <text:p text:style-name="P1">These methods access the flag that allows persistent instances to be read outside a transaction. <text:span text:style-name="Assertion">A13.4.2-9 [</text:span>If this flag is set to <text:span text:style-name="T1">true</text:span>, then queries and read access (including navigation) are allowed without an active transaction.<text:span text:style-name="Assertion">]</text:span> <text:span text:style-name="Assertion">A13.4.2-10[</text:span>If this flag is set to <text:span text:style-name="T1">false</text:span>, then queries and non-primary key field read access (including navigation) outside an active transaction throw a <text:span text:style-name="T1">JDOUserException</text:span>.<text:span text:style-name="Assertion">]</text:span> </text:p>
      <text:p text:style-name="P9">boolean getNontransactionalWrite ();</text:p>
      <text:p text:style-name="P9">void setNontransactionalWrite (boolean flag);</text:p>
      <text:p text:style-name="P1">These methods access the flag that allows non-transactional instances to be written in the cache. <text:span text:style-name="Assertion">A13.4.2-11 [</text:span>If this flag is set to <text:span text:style-name="T1">true</text:span>, then updates to non-transactional instances are allowed without an active transaction.<text:span text:style-name="Assertion">Duplicates 5.6-9]</text:span> <text:span text:style-name="Assertion">A13.4.2-12 [</text:span>If this flag is set to <text:span text:style-name="T1">false</text:span>, then updates to non-transactional instances outside an active transaction throw a <text:span text:style-name="T1">JDOUserException</text:span>.<text:span text:style-name="Assertion">]</text:span> </text:p>
      <text:h text:style-name="P13" text:outline-level="4"><text:tab/><text:tab/>Optimistic concurrency control</text:h>
      <text:p text:style-name="P1"><text:span text:style-name="Assertion">A13.4.2-13 [</text:span>If this flag is set to <text:span text:style-name="T1">true</text:span>, then optimistic concurrency is used for managing transactions.<text:span text:style-name="Assertion">Duplicates 5.8]</text:span></text:p>
      <text:p text:style-name="P9">boolean getOptimistic ();</text:p>
      <text:p text:style-name="P1">The optimistic setting currently active is returned.</text:p>
      <text:p text:style-name="P2">void setOptimistic (boolean flag);</text:p>
      <text:p text:style-name="P1"><text:span text:style-name="Assertion">A13.4.2-14 [</text:span>The optimistic setting passed replaces the optimistic setting currently active.<text:span text:style-name="Assertion">]</text:span> </text:p>
      <text:h text:style-name="P13" text:outline-level="4"><text:tab/><text:tab/>Retain values at transaction commit</text:h>
      <text:p text:style-name="P1"><text:span text:style-name="Assertion">A13.4.2-16 [</text:span>If this flag is set to <text:span text:style-name="T1">true</text:span>, then eviction of transactional persistent instances does not take place at transaction commit.<text:span text:style-name="Assertion">Duplicates 5.6-10...5.6-13]</text:span> If this flag is set to false, then eviction of transactional persistent instances takes place at transaction commit. </text:p>
      <text:p text:style-name="P1"><text:soft-page-break/>This flag is only used if the PersistenceManager DetachAllOnCommit flag is false.</text:p>
      <text:p text:style-name="P2">boolean getRetainValues ();</text:p>
      <text:p text:style-name="P1"><text:span text:style-name="Assertion">A13.4.2-17 [</text:span>The <text:span text:style-name="T1">retainValues</text:span> setting currently active is returned.<text:span text:style-name="Assertion">]</text:span></text:p>
      <text:p text:style-name="P9">void setRetainValues (boolean flag);</text:p>
      <text:p text:style-name="P1"><text:span text:style-name="Assertion">A13.4.2-18 [</text:span>The <text:span text:style-name="T1">retainValues</text:span> setting passed replaces the <text:span text:style-name="T1">retainValues</text:span> setting currently active.<text:span text:style-name="Assertion">]</text:span></text:p>
      <text:h text:style-name="P13" text:outline-level="4"><text:tab/><text:tab/>Restore values at transaction rollback</text:h>
      <text:p text:style-name="P1"><text:span text:style-name="Assertion">A13.4.2-21 [</text:span>If this flag is set to <text:span text:style-name="T1">true</text:span>, then restoration of transactional persistent instances takes place at transaction rollback.<text:span text:style-name="Assertion">]</text:span> <text:span text:style-name="Assertion">A13.4.2-22 [</text:span>If this flag is set to false, then eviction of transactional persistent instances takes place at transaction rollback.<text:span text:style-name="Assertion">]</text:span></text:p>
      <text:p text:style-name="P9">boolean getRestoreValues ();</text:p>
      <text:p text:style-name="P1"><text:span text:style-name="Assertion">A13.4.2-23 [</text:span>The <text:span text:style-name="T1">restoreValues</text:span> setting currently active is returned.<text:span text:style-name="Assertion">]</text:span></text:p>
      <text:p text:style-name="P9">void setRestoreValues (boolean flag);</text:p>
      <text:p text:style-name="P1"><text:span text:style-name="Assertion">A13.4.2-24 [</text:span>The <text:span text:style-name="T1">restoreValues</text:span> setting passed replaces the <text:span text:style-name="T1">restoreValues</text:span> setting currently active.<text:span text:style-name="Assertion">]</text:span> </text:p>
      <text:h text:style-name="P13" text:outline-level="4"><text:tab/><text:tab/>Transaction Isolation Level</text:h>
      <text:p text:style-name="P1">This value determines some of the behavior of the implementation with regard to the connection to the underlying datastore.</text:p>
      <text:p text:style-name="P1">With datastore transactions, the underlying connection for the transaction will be obtained using the specified isolation level or a higher one if the requested level is not supported. <text:span text:style-name="Assertion">A13.4.2-25 [</text:span>The isolation level cannot be changed while a transaction is in progress.<text:span text:style-name="Assertion">]</text:span> <text:span text:style-name="Assertion">A13.4.2-26 [</text:span>If the specified isolation or higher is not available, <text:span text:style-name="T1">JDOUnsupportedOptionException</text:span> is thrown.<text:span text:style-name="Assertion">]</text:span> </text:p>
      <text:p text:style-name="P1">With optimistic transactions, for each connection to the datastore, the underlying connection will be obtained using the specified isolation level or a higher one if the requested level is not supported. <text:span text:style-name="Assertion">A13.4.2-27 [</text:span>The isolation level can be changed while a transaction is in progress, and the new level is used for any connections obtained during subsequent operations. <text:span text:style-name="Assertion">]</text:span> <text:span text:style-name="Assertion">A13.4.2-28 [</text:span>If the specified isolation or higher is not available, <text:span text:style-name="T1">JDOUnsupportedOptionException</text:span> is thrown. <text:span text:style-name="Assertion">]</text:span> </text:p>
      <text:p text:style-name="P9">String getIsolationLevel();</text:p>
      <text:p text:style-name="P1"><text:span text:style-name="Assertion">A13.4.2-29 [</text:span>The <text:span text:style-name="T1">IsolationLevel</text:span> setting currently active is returned. This might be a higher isolation level than requested.<text:span text:style-name="Assertion">]</text:span></text:p>
      <text:p text:style-name="P9">void setIsolationLevel (String level);</text:p>
      <text:p text:style-name="P1"><text:span text:style-name="Assertion">A13.4.2-30 [</text:span>The <text:span text:style-name="T1">level</text:span> passed replaces the <text:span text:style-name="T1">IsolationLevel</text:span> currently active.<text:span text:style-name="Assertion">]</text:span> </text:p>
      <text:h text:style-name="P13" text:outline-level="4"><text:tab/><text:tab/>Serialize Access to Instances Read from the Datastore (SerializeRead)</text:h>
      <text:p text:style-name="P1">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ext:soft-page-break/>to <text:span text:style-name="T1">null</text:span>, <text:span text:style-name="Assertion">]</text:span>the behavior is determined by the metadata setting of the <text:span text:style-name="T1">serialize-read</text:span> property of the persistent class or interface.</text:p>
      <text:p text:style-name="P9">Boolean getSerializeRead();</text:p>
      <text:p text:style-name="P1"><text:span text:style-name="Assertion">A13.4.2-29 [</text:span>The <text:span text:style-name="T1">SerializeRead</text:span> setting currently active is returned. </text:p>
      <text:p text:style-name="P9">void setSerializeRead(Boolean flag);</text:p>
      <text:p text:style-name="P1"><text:span text:style-name="Assertion">A13.4.2-29 [</text:span>The <text:span text:style-name="T1">SerializeRead</text:span> setting is replaced by the value of the parameter.</text:p>
      <text:h text:style-name="P12" text:outline-level="3">Synchronization</text:h>
      <text:p text:style-name="P1">The <text:span text:style-name="T1">Transaction</text:span> instance participates in synchronization in two ways: as a supplier of synchronization callbacks, and as a consumer of callbacks. As a supplier of callbacks, a user can register with the <text:span text:style-name="T1">Transaction</text:span> instance to be notified at transaction completion. As a consumer of callbacks, the jdo implementation will need to be notified upon transaction completion in order to flush changes to the datastore. In a managed environment, the implementation should use one of two mechanisms:</text:p>
      <text:p text:style-name="P4">•<text:tab/>the proprietary interfaces of the managed environment to be notified of externally-initiated transaction completion events;</text:p>
      <text:p text:style-name="P4">•<text:tab/>the standard <text:span text:style-name="T1">TransactionSynchronizationRegistry</text:span> that provides for an interposed synchronization registration. </text:p>
      <text:p text:style-name="P1">For this latter purpose, the JDO implementation class might implement <text:span text:style-name="T1">javax.transaction.Synchronization</text:span> or might use a delegate to be notified.</text:p>
      <text:p text:style-name="P1">Synchronization is supported for both managed and non-managed environments. A <text:span text:style-name="T1">Synchronization</text:span> instance registered with the <text:span text:style-name="T1">Transaction</text:span> remains registered until changed explicitly by another <text:span text:style-name="T1">setSynchronization</text:span>. </text:p>
      <text:p text:style-name="P1">Only one <text:span text:style-name="T1">Synchronization</text:span> instance can be registered with the <text:span text:style-name="T1">Transaction</text:span>. If the application requires more than one instance to receive synchronization callbacks, then the application instance is responsible for managing them, and forwarding callbacks to them.</text:p>
      <text:p text:style-name="P9">void setSynchronization (javax.transaction.Synchronization sync);</text:p>
      <text:p text:style-name="P1"><text:span text:style-name="Assertion">A13.4.3-1 [</text:span>The <text:span text:style-name="T1">Synchronization</text:span> instance is registered with the <text:span text:style-name="T1">Transaction</text:span> for transaction completion notifications. Any <text:span text:style-name="T1">Synchronization</text:span> instance already registered will be replaced.<text:span text:style-name="Assertion">]</text:span> <text:span text:style-name="Assertion">A13.4.3-2 [</text:span>If the parameter is <text:span text:style-name="T1">null</text:span>, then no instance will be notified.] A13.4.3-3 [If this method is called during commit processing (within the user’s <text:span text:style-name="T1">beforeCompletion</text:span> or <text:span text:style-name="T1">afterCompletion</text:span> method), a <text:span text:style-name="T1">JDOUserException</text:span> is thrown.<text:span text:style-name="Assertion">]</text:span></text:p>
      <text:p text:style-name="P1">The two <text:span text:style-name="T1">Synchronization</text:span> methods allow the application control over the environment in which the transaction completion executes (for example, validate the state of the cache before completion) and to control the cache disposition once the transaction completes (for example, to change persistent instances to persistent-nontransactional state).</text:p>
      <text:p text:style-name="P1"><text:span text:style-name="Assertion">A13.4.3-4 [</text:span>The <text:span text:style-name="T1">beforeCompletion</text:span> method will be called during<text:span text:style-name="T2"> </text:span>the behavior specified for the transaction completion method <text:span text:style-name="T1">commit</text:span>.<text:span text:style-name="Assertion">]</text:span> <text:span text:style-name="Assertion">A13.4.3-5 [</text:span>The <text:span text:style-name="T1">beforeCompletion</text:span> method will not be called before <text:span text:style-name="T1">rollback</text:span>.<text:span text:style-name="Assertion">]</text:span></text:p>
      <text:p text:style-name="P1">During transaction completion, the environment calls the jdo implementation’s <text:span text:style-name="T1">beforeCompletion</text:span> method, which in turn calls the user’s <text:span text:style-name="T1">beforeCompletion</text:span> method registered by the <text:span text:style-name="T1">setSynchronization</text:span> method. </text:p>
      <text:p text:style-name="P1"><text:soft-page-break/>During the user’s <text:span text:style-name="T1">beforeCompletion</text:span> method, fields in persistent and transactional instances might be changed, persistent instances might be deleted, and instances might be made persistent. These changes will be reflected in the current transaction.</text:p>
      <text:p text:style-name="P1">After the user’s <text:span text:style-name="T1">beforeCompletion</text:span> method completes, the jdo implementation flushes the cache to the datastore. During flush, life cycle methods declared in the persistence-capable classes are called back, as well as methods on instances registered with the PersistenceManager via addInstanceLifecycleListener. </text:p>
      <text:p text:style-name="P1"><text:span text:style-name="Assertion">A13.4.3-6 [</text:span>After transaction completion, the environment calls the jdo implementation’s <text:span text:style-name="T1">afterCompletion</text:span> method, which performs state transitions of the instances in the cache. During these state transitions, life cycle methods declared in the persistence-capable classes are called back, as well as methods on instances registered with the PersistenceManager via addInstanceLifecycleListener. Subsequently, the jdo implementation calls the user’s <text:span text:style-name="T1">afterCompletion</text:span> method registered by the <text:span text:style-name="T1">setSynchronization</text:span> method. The parameter for the <text:span text:style-name="T1">afterCompletion(int status)</text:span> method will be<text:span text:style-name="Assertion">]</text:span> either <text:span text:style-name="Assertion">[</text:span><text:span text:style-name="T1">javax.transaction.Status.STATUS_COMMITTED</text:span><text:span text:style-name="Assertion">]</text:span> or <text:span text:style-name="Assertion">A13.4.3-7 [</text:span><text:span text:style-name="T1">javax.transaction.Status.STATUS_ROLLEDBACK</text:span>.<text:span text:style-name="Assertion">]</text:span> </text:p>
      <text:p text:style-name="P9">javax.transaction.Synchronization getSynchronization ();</text:p>
      <text:p text:style-name="P1"><text:span text:style-name="Assertion">A13.4.3-8 [</text:span>This method returns the <text:span text:style-name="T1">Synchronization</text:span> currently registered.<text:span text:style-name="Assertion">]</text:span></text:p>
      <text:h text:style-name="P12" text:outline-level="3">Transaction demarcation</text:h>
      <text:p text:style-name="P1">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3" text:outline-level="4"><text:tab/><text:tab/>Non-managed environment</text:h>
      <text:p text:style-name="P1">In a non-managed environment, with a single JDO <text:span text:style-name="T1">PersistenceManager</text:span> per application, there is a <text:span text:style-name="T1">Transaction</text:span> instance representing a local transaction associated with the <text:span text:style-name="T1">PersistenceManager</text:span> instance. </text:p>
      <text:p text:style-name="P9">void begin();</text:p>
      <text:p text:style-name="P9">void commit();</text:p>
      <text:p text:style-name="P9">void rollback();</text:p>
      <text:p text:style-name="P1">The begin, <text:span text:style-name="T1">commit,</text:span> and <text:span text:style-name="T1">rollback</text:span> methods can be used only in a non-managed environment, or in a managed environment with Bean Managed Transactions. If one of these methods is executed in a managed environment with Container Managed Transactions, a <text:span text:style-name="T1">JDOUserException</text:span> is thrown.</text:p>
      <text:p text:style-name="P1">If commit or rollback is called when a transaction is not active, JDOUserException is thrown. If begin is called when a transaction is active, JDOUserException is thrown.</text:p>
      <text:p text:style-name="P1"><text:span text:style-name="Assertion">A13.4.4-1 [</text:span>The <text:span text:style-name="T1">commit</text:span> method performs the following operations:</text:p>
      <text:p text:style-name="P4">•<text:tab/>calls the <text:span text:style-name="T1">beforeCompletion</text:span> method of the <text:span text:style-name="T1">Synchronization</text:span> instance registered with the <text:span text:style-name="T1">Transaction</text:span>;</text:p>
      <text:p text:style-name="P4">•<text:tab/>flushes dirty persistent instances;</text:p>
      <text:p text:style-name="P4">•<text:tab/>notifies the underlying datastore to commit the transaction;</text:p>
      <text:p text:style-name="P4"><text:soft-page-break/>•<text:tab/>transitions persistent instances according to the life cycle specification;</text:p>
      <text:p text:style-name="P4">•<text:tab/>calls the <text:span text:style-name="T1">afterCompletion</text:span> method of the <text:span text:style-name="T1">Synchronization</text:span> instance registered with the <text:span text:style-name="T1">Transaction</text:span> with the results of the datastore commit operation.<text:span text:style-name="Assertion">]</text:span></text:p>
      <text:p text:style-name="P1"><text:span text:style-name="Assertion">A13.4.4-2 [</text:span>The <text:span text:style-name="T1">rollback</text:span> method performs the following operations:</text:p>
      <text:p text:style-name="P4">•<text:tab/>rolls back changes made in this transaction from the datastore;</text:p>
      <text:p text:style-name="P4">•<text:tab/>transitions persistent instances according to the life cycle specification;</text:p>
      <text:p text:style-name="P4">•<text:tab/>calls the <text:span text:style-name="T1">afterCompletion</text:span> method of the <text:span text:style-name="T1">Synchronization</text:span> instance registered with the <text:span text:style-name="T1">Transaction</text:span>.<text:span text:style-name="Assertion">]</text:span></text:p>
      <text:h text:style-name="P14" text:outline-level="4"><text:tab/><text:tab/>Managed environment</text:h>
      <text:p text:style-name="P1">In a managed environment, there is either a user transaction or a local transaction associated with the <text:span text:style-name="T1">PersistenceManager</text:span> instance when executing method calls on JDO instances or on the <text:span text:style-name="T1">PersistenceManager</text:span>. Which of the two types of transactions is active is a policy issue for the managed environment.</text:p>
      <text:p text:style-name="P1">If datastore transaction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ransaction.</text:p>
      <text:p text:style-name="P1">If optimistic transaction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ransaction Connection. </text:p>
      <text:h text:style-name="P12" text:outline-level="3">RollbackOnly</text:h>
      <text:p text:style-name="P1">At times, a component needs to mark a transaction as failed even though that component is not authorized to complete the transaction. In order to mark the transaction as unsuccessful, and to determine if a transaction has been so marked, two methods are used:</text:p>
      <text:p text:style-name="P9">void setRollbackOnly();</text:p>
      <text:p text:style-name="P9">boolean getRollbackOnly();</text:p>
      <text:p text:style-name="P1">Either the user application or the JDO implementation may call <text:span text:style-name="T1">setRollbackOnly</text:span>. There is no way for the application to determine explicitly which component called the method.</text:p>
      <text:p text:style-name="P1"><text:span text:style-name="Assertion">A13.4.5-1 [</text:span>Once a transaction has been marked for rollback via <text:span text:style-name="T1">setRollbackOnly</text:span>, the commit method will always fail with JDOFatalDataStoreException.<text:span text:style-name="Assertion">]</text:span> The JDO implementation must not try to make any changes to the database during commit when the transaction has been marked for rollback.</text:p>
      <text:p text:style-name="P1"><text:span text:style-name="Assertion">A13.4.5-2 [</text:span>When a transaction is not active, and after a transaction is begun, <text:span text:style-name="T1">getRollbackOnly</text:span> will return false. Once <text:span text:style-name="T1">setRollbackOnly</text:span> has been called, it will return true until commit or rollback is called.<text:span text:style-name="Assertion">]</text:span></text:p>
      <text:p text:style-name="P7"><text:soft-page-break/><draw:frame draw:style-name="fr2" draw:name="7" text:anchor-type="as-char" svg:width="2.7917in" svg:height="0.1346in" draw:z-index="4"><draw:image xlink:href="Pictures/2000000700000FB5000000C94FDA4EAC.wmf" xlink:type="simple" xlink:show="embed" xlink:actuate="onLoad"/></draw:frame></text:p>
      <text:h text:style-name="P11" text:outline-level="2">Optimistic transaction management</text:h>
      <text:p text:style-name="P1">Optimistic transactions are an optional feature of a JDO implementation. They are useful when there are long-running transactions that rarely affect the same instances, and therefore the datastore will exhibit better performance by deferring datastore exclusion on modified instances until commit.</text:p>
      <text:p text:style-name="P1">In the following discussion, “transactional datastore context” refers to the transaction context of the underlying datastore, while “transaction”, “datastore transaction”, and “optimistic transaction” refer to the JDO transaction concepts.</text:p>
      <text:p text:style-name="P1">With datastore transactions, persistent instances accessed within the scope of an active transaction are guaranteed to be associated with the transactional datastore context. With optimistic transactions, persistent instances accessed within the scope of an active transaction are not associated with the transactional datastore context; the only time any instances are associated with the transactional datastore context is during commit.</text:p>
      <text:p text:style-name="P1"><text:span text:style-name="Assertion">A13.5-1 [</text:span>With optimistic transactions, instances queried or read from the datastore will not be transactional unless they are modified, deleted, or marked by the application as transactional.<text:span text:style-name="Assertion">Duplicates 5.8]</text:span> At commit time, the JDO implementation:</text:p>
      <text:p text:style-name="P4">•<text:tab/>establishes a transactional datastore context in which verification, insert, delete, and updates will take place. </text:p>
      <text:p text:style-name="P4">•<text:tab/>calls the <text:span text:style-name="T1">beforeCompletion</text:span> method of the <text:span text:style-name="T1">Synchronization</text:span> instance registered with the <text:span text:style-name="T1">Transaction</text:span>;</text:p>
      <text:p text:style-name="P4">•<text:tab/>verifies unmodified instances that have been made transactional, to ensure that the state in the datastore is the same as the instance used in the transaction [this is done using a JDO implementation-specific algorithm];</text:p>
      <text:p text:style-name="P4">•<text:tab/>verifies modified and deleted instances during flushing to the datastore, to ensure that the state in the datastore is the same as the before image of the instance that was modified or deleted by the transaction [this is done using a JDO implementation-specific algorithm]</text:p>
      <text:p text:style-name="P4">•<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ransaction is failed, and the transaction is rolled back. The definition of “changed instance” is a JDO implementation choice, but it is required that a field that has been changed to different values in different transactions results in one of the transactions failing.</text:p>
      <text:p text:style-name="P4">•<text:tab/>if verification succeeds, notifies the underlying datastore to commit the transaction;</text:p>
      <text:p text:style-name="P4">•<text:tab/>transitions persistent instances according to the life cycle specification, based on whether the transaction succeeds and the setting of the RetainValues and RestoreValues flags;</text:p>
      <text:p text:style-name="P4">•<text:tab/>calls the <text:span text:style-name="T1">afterCompletion</text:span> method of the <text:span text:style-name="T1">Synchronization</text:span> instance registered with the <text:span text:style-name="T1">Transaction</text:span> with the results of the commit operation.</text:p>
      <text:p text:style-name="P1">Details of the state transitions of persistent instances in optimistic transactions may be found in section 5.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5:52:24.43</meta:creation-date>
    <meta:editing-duration>PT27M15S</meta:editing-duration>
    <meta:generator>OpenOffice.org/3.4$Win32 OpenOffice.org_project/340m1$Build-9590</meta:generator>
    <dc:title>JDO_Chapter</dc:title>
    <dc:date>2012-08-09T19:50:41.63</dc:date>
    <meta:document-statistic meta:table-count="0" meta:image-count="8" meta:object-count="0" meta:page-count="10" meta:paragraph-count="155" meta:word-count="3206" meta:character-count="23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